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ATA DE ATIVIDADE: Semana 4</text:span></text:p>
      <text:p text:style-name="P1"/>
      <text:p text:style-name="P2"><text:span text:style-name="T1">Resumo:</text:span></text:p>
      <text:p text:style-name="P3">Esta semana produzimos o tópico de Resultados Preliminares e também unificamos o artigo que até então estava em arquivos separados.</text:p>
      <text:p text:style-name="P3">Na parte do desenvolvimento, o front-end foi praticamente concluído, assim como o back foi intensivamente desenvolvido e está em fase final, já iniciando algumas integrações.</text:p>
      <text:p text:style-name="P3">Por fim, os dados recebidos da CGU estão sendo tratados para serem consumidos em produção pela extensão.</text:p>
      <text:p text:style-name="Standard"/>
      <text:p text:style-name="Standard">Caio Rodrigues Gomes</text:p>
      <text:list xml:id="list3050521455" text:style-name="WWNum4">
        <text:list-item>
          <text:p text:style-name="P4">Finalização do desenvolvimento do Front</text:p>
        </text:list-item>
        <text:list-item>
          <text:p text:style-name="P4">Integração Front com o Back</text:p>
        </text:list-item>
      </text:list>
      <text:p text:style-name="P8"/>
      <text:p text:style-name="Standard">Giovanna Arana</text:p>
      <text:list xml:id="list4173210489" text:style-name="WWNum1">
        <text:list-item>
          <text:p text:style-name="P5">Finalização do desenvolvimento do Front</text:p>
        </text:list-item>
        <text:list-item>
          <text:p text:style-name="P5">Integração Front com o Back</text:p>
        </text:list-item>
      </text:list>
      <text:p text:style-name="P8"/>
      <text:p text:style-name="Standard">Leticia </text:p>
      <text:list xml:id="list654923514" text:style-name="WWNum2">
        <text:list-item>
          <text:p text:style-name="P6">Unificação do Artigo</text:p>
        </text:list-item>
        <text:list-item>
          <text:p text:style-name="P6">Escrita dos Resultados Preliminares</text:p>
        </text:list-item>
        <text:list-item>
          <text:p text:style-name="P6">ATA.</text:p>
        </text:list-item>
      </text:list>
      <text:p text:style-name="P8"/>
      <text:p text:style-name="Standard">Mikael Shin</text:p>
      <text:list xml:id="list172309432030097" text:continue-numbering="true" text:style-name="WWNum2">
        <text:list-item>
          <text:p text:style-name="P6">Finalização do desenvolvimento da API com os Endpoints</text:p>
        </text:list-item>
        <text:list-item>
          <text:p text:style-name="P6">Finalização do backend</text:p>
        </text:list-item>
        <text:list-item>
          <text:p text:style-name="P6">Tratamento dos dados recebidos pela CGU</text:p>
        </text:list-item>
        <text:list-item>
          <text:p text:style-name="P6">Integração Front com o Back</text:p>
        </text:list-item>
      </text:list>
      <text:p text:style-name="P8"><text:soft-page-break/></text:p>
      <text:p text:style-name="Standard">Renan Nakazawa</text:p>
      <text:list xml:id="list786347537" text:style-name="WWNum3">
        <text:list-item>
          <text:p text:style-name="P7">Finalização do desenvolvimento da API com os Endpoints</text:p>
        </text:list-item>
        <text:list-item>
          <text:p text:style-name="P7">Finalização do backend</text:p>
        </text:list-item>
        <text:list-item>
          <text:p text:style-name="P7">Tratamento dos dados recebidos pela CGU</text:p>
        </text:list-item>
        <text:list-item>
          <text:p text:style-name="P7">Integração Front com o Back</text:p>
        </text:list-item>
        <text:list-item>
          <text:p text:style-name="P7">Testes integrados</text:p>
        </text:list-item>
      </text:list>
      <text:p text:style-name="P8"/>
      <text:p text:style-name="Standard">Rhuan Carlos</text:p>
      <text:list xml:id="list172309326173745" text:continue-list="list172309432030097" text:style-name="WWNum2">
        <text:list-item>
          <text:p text:style-name="P6">Escrita dos Resultados Preliminares</text:p>
        </text:list-item>
        <text:list-item>
          <text:p text:style-name="P6">Ajustes na seção de Metodologia</text:p>
        </text:list-item>
        <text:list-item>
          <text:p text:style-name="P6">ATA</text:p>
        </text:list-item>
      </text:list>
      <text:p text:style-name="P8"/>
      <text:p text:style-name="Standard">Thuanny Amorim</text:p>
      <text:list xml:id="list172310205471124" text:continue-numbering="true" text:style-name="WWNum2">
        <text:list-item>
          <text:p text:style-name="P6">Escrita dos Resultados Preliminares</text:p>
        </text:list-item>
        <text:list-item>
          <text:p text:style-name="P6">A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3" meta:word-count="192" meta:character-count="1155" meta:non-whitespace-character-count="1016"/>
    <meta:generator>LibreOfficeDev/6.0.5.2$Linux_X86_64 LibreOffice_project/</meta:generator>
  </office:meta>
</office:document-meta>
</file>